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7028in"/>
    </style:style>
    <style:style style:name="Table1.B" style:family="table-column">
      <style:table-column-properties style:column-width="2.0271in"/>
    </style:style>
    <style:style style:name="Table1.C" style:family="table-column">
      <style:table-column-properties style:column-width="2.963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style:font-name="Times New Roman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020dd6" officeooo:paragraph-rsid="00020dd6" fo:background-color="#ffff00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Руководство пользователя</text:h>
      <text:h text:style-name="Heading_20_2" text:outline-level="2">1. Описание программы</text:h>
      <text:p text:style-name="Text_20_body">Программа предназначена для восстановления трёхмерных точек <text:span text:style-name="Source_20_Text">(x, y, z)</text:span> по их двумерным проекциям на координатные плоскости. На вход подаются три файла с парами координат:</text:p>
      <text:list xml:id="list3471725722" text:style-name="L1">
        <text:list-item>
          <text:p text:style-name="P5"><text:span text:style-name="Source_20_Text">xy.txt</text:span> — проекции на плоскость XY <text:span text:style-name="Source_20_Text">(x, y)</text:span></text:p>
        </text:list-item>
        <text:list-item>
          <text:p text:style-name="P5"><text:span text:style-name="Source_20_Text">xz.txt</text:span> — проекции на плоскость XZ <text:span text:style-name="Source_20_Text">(x, z)</text:span></text:p>
        </text:list-item>
        <text:list-item>
          <text:p text:style-name="P5"><text:span text:style-name="Source_20_Text">yz.txt</text:span> — проекции на плоскость YZ <text:span text:style-name="Source_20_Text">(y, z)</text:span></text:p>
        </text:list-item>
      </text:list>
      <text:p text:style-name="Text_20_body">Программа параллельно сортирует входные массивы (с использованием трёх POSIX-потоков) и находит все возможные трёхмерные точки, сравнивая координаты с заданной точностью <text:span text:style-name="Source_20_Text">ε = 0.001</text:span>.</text:p>
      <text:p text:style-name="Text_20_body"><text:span text:style-name="Strong_20_Emphasis">Область применения:</text:span> обработка результатов экспериментов, восстановление пространственных координат по проекциям, задачи компьютерной графики и геометрического моделирования.</text:p>
      <text:h text:style-name="Heading_20_2" text:outline-level="2">2. Формат входных данных</text:h>
      <text:h text:style-name="Heading_20_3" text:outline-level="3">2.1. Общие требования</text:h>
      <text:list xml:id="list97243508" text:style-name="L2">
        <text:list-item>
          <text:p text:style-name="P6">Файлы должны быть в текстовом формате (ASCII/UTF-8)</text:p>
        </text:list-item>
        <text:list-item>
          <text:p text:style-name="P6">Каждая строка содержит пару вещественных чисел</text:p>
        </text:list-item>
        <text:list-item>
          <text:p text:style-name="P6">Числа могут быть разделены пробелами или табуляцией</text:p>
        </text:list-item>
        <text:list-item>
          <text:p text:style-name="P6">Допускаются пустые строки</text:p>
        </text:list-item>
        <text:list-item>
          <text:p text:style-name="P6">Десятичным разделителем является точка (<text:span text:style-name="Source_20_Text">.</text:span>)</text:p>
        </text:list-item>
      </text:list>
      <text:h text:style-name="Heading_20_3" text:outline-level="3">2.2. Формат файла xy.txt</text:h>
      <text:p text:style-name="Text_20_body">text</text:p>
      <text:p text:style-name="Preformatted_20_Text">&lt;x1&gt; &lt;y1&gt;</text:p>
      <text:p text:style-name="Preformatted_20_Text">&lt;x2&gt; &lt;y2&gt;</text:p>
      <text:p text:style-name="Preformatted_20_Text">...</text:p>
      <text:p text:style-name="P2">&lt;xN&gt; &lt;yN&gt;</text:p>
      <text:p text:style-name="Text_20_body"><text:span text:style-name="Strong_20_Emphasis">Пример:</text:span></text:p>
      <text:p text:style-name="Text_20_body">text</text:p>
      <text:p text:style-name="Preformatted_20_Text">1.0 2.0</text:p>
      <text:p text:style-name="Preformatted_20_Text">1.001 2.001</text:p>
      <text:p text:style-name="Preformatted_20_Text">3.0 4.0</text:p>
      <text:p text:style-name="P2">-0.5 10.75</text:p>
      <text:h text:style-name="Heading_20_3" text:outline-level="3"><text:soft-page-break/>2.3. Формат файла xz.txt</text:h>
      <text:p text:style-name="Text_20_body">text</text:p>
      <text:p text:style-name="Preformatted_20_Text">&lt;x1&gt; &lt;z1&gt;</text:p>
      <text:p text:style-name="Preformatted_20_Text">&lt;x2&gt; &lt;z2&gt;</text:p>
      <text:p text:style-name="Preformatted_20_Text">...</text:p>
      <text:p text:style-name="P2">&lt;xM&gt; &lt;zM&gt;</text:p>
      <text:p text:style-name="Text_20_body"><text:span text:style-name="Strong_20_Emphasis">Пример:</text:span></text:p>
      <text:p text:style-name="Text_20_body">text</text:p>
      <text:p text:style-name="Preformatted_20_Text">1.0 5.0</text:p>
      <text:p text:style-name="Preformatted_20_Text">1.001 5.001</text:p>
      <text:p text:style-name="Preformatted_20_Text">3.0 6.0</text:p>
      <text:p text:style-name="P2">2.5 -3.14</text:p>
      <text:h text:style-name="Heading_20_3" text:outline-level="3">2.4. Формат файла yz.txt</text:h>
      <text:p text:style-name="Text_20_body">text</text:p>
      <text:p text:style-name="Preformatted_20_Text">&lt;y1&gt; &lt;z1&gt;</text:p>
      <text:p text:style-name="Preformatted_20_Text">&lt;y2&gt; &lt;z2&gt;</text:p>
      <text:p text:style-name="Preformatted_20_Text">...</text:p>
      <text:p text:style-name="P2">&lt;yK&gt; &lt;zK&gt;</text:p>
      <text:p text:style-name="Text_20_body"><text:span text:style-name="Strong_20_Emphasis">Пример:</text:span></text:p>
      <text:p text:style-name="Text_20_body">text</text:p>
      <text:p text:style-name="Preformatted_20_Text">2.0 5.0</text:p>
      <text:p text:style-name="Preformatted_20_Text">2.001 5.001</text:p>
      <text:p text:style-name="Preformatted_20_Text">4.0 7.0</text:p>
      <text:p text:style-name="P2">10.75 -3.14</text:p>
      <text:h text:style-name="Heading_20_3" text:outline-level="3">2.5. Ограничения</text:h>
      <text:list xml:id="list3732470910" text:style-name="L3">
        <text:list-item>
          <text:p text:style-name="P7">Максимальный размер файлов ограничивается только доступной оперативной памятью</text:p>
        </text:list-item>
        <text:list-item>
          <text:p text:style-name="P7">Все координаты должны быть типа <text:span text:style-name="Source_20_Text">double</text:span> (≈ 15-17 значащих цифр)</text:p>
        </text:list-item>
        <text:list-item>
          <text:p text:style-name="P7">Количество точек в файлах может различаться</text:p>
        </text:list-item>
      </text:list>
      <text:h text:style-name="Heading_20_2" text:outline-level="2">3. Процедура запуска</text:h>
      <text:h text:style-name="Heading_20_3" text:outline-level="3">3.1. Требования к системе</text:h>
      <text:list xml:id="list86133222" text:style-name="L4">
        <text:list-item>
          <text:p text:style-name="P8">Операционная система: Linux, macOS, FreeBSD или другая POSIX-совместимая</text:p>
        </text:list-item>
        <text:list-item>
          <text:p text:style-name="P8">Компилятор: GCC (рекомендуется версия 4.8 или новее)</text:p>
        </text:list-item>
        <text:list-item>
          <text:p text:style-name="P8">Библиотеки: libc, libm, pthread</text:p>
        </text:list-item>
      </text:list>
      <text:h text:style-name="Heading_20_3" text:outline-level="3">3.2. Компиляция программы</text:h>
      <text:p text:style-name="Text_20_body">Откройте терминал и выполните:</text:p>
      <text:p text:style-name="Text_20_body"><text:soft-page-break/>bash</text:p>
      <text:p text:style-name="P2">gcc -o find_points main.c -lm -pthread</text:p>
      <text:p text:style-name="Text_20_body"><text:span text:style-name="Strong_20_Emphasis">Пояснение ключей:</text:span></text:p>
      <text:list xml:id="list2470940063" text:style-name="L5">
        <text:list-item>
          <text:p text:style-name="P9"><text:span text:style-name="Source_20_Text">-o find_points</text:span> — имя выходного исполняемого файла</text:p>
        </text:list-item>
        <text:list-item>
          <text:p text:style-name="P9"><text:span text:style-name="Source_20_Text">-lm</text:span> — линковка с математической библиотекой (для fabs())</text:p>
        </text:list-item>
        <text:list-item>
          <text:p text:style-name="P9"><text:span text:style-name="Source_20_Text">-pthread</text:span> — линковка с библиотекой POSIX потоков</text:p>
        </text:list-item>
      </text:list>
      <text:p text:style-name="Text_20_body">Для оптимизации можно добавить ключ <text:span text:style-name="Source_20_Text">-O2</text:span>:</text:p>
      <text:p text:style-name="Text_20_body">bash</text:p>
      <text:p text:style-name="P2">gcc -O2 -o find_points main.c -lm -pthread</text:p>
      <text:h text:style-name="Heading_20_3" text:outline-level="3">3.3. Запуск программы</text:h>
      <text:p text:style-name="Text_20_body"><text:span text:style-name="Strong_20_Emphasis">Способ 1 (рекомендуемый):</text:span> указать все три файла</text:p>
      <text:p text:style-name="Text_20_body">bash</text:p>
      <text:p text:style-name="P2">./find_points xy.txt xz.txt yz.txt</text:p>
      <text:p text:style-name="Text_20_body"><text:span text:style-name="Strong_20_Emphasis">Способ 2:</text:span> использовать имена по умолчанию</text:p>
      <text:p text:style-name="Text_20_body">bash</text:p>
      <text:p text:style-name="P2">./find_points</text:p>
      <text:p text:style-name="Text_20_body">В этом случае программа будет искать файлы <text:span text:style-name="Source_20_Text">xy.txt</text:span>, <text:span text:style-name="Source_20_Text">xz.txt</text:span>, <text:span text:style-name="Source_20_Text">yz.txt</text:span> в текущем каталоге.</text:p>
      <text:p text:style-name="Text_20_body"><text:span text:style-name="Strong_20_Emphasis">Способ 3:</text:span> указать только некоторые файлы (не рекомендуется)</text:p>
      <text:p text:style-name="Text_20_body">bash</text:p>
      <text:p text:style-name="Preformatted_20_Text">./find_points my_xy.txt my_xz.txt</text:p>
      <text:p text:style-name="P2"># Третий файл будет взят по умолчанию yz.txt</text:p>
      <text:h text:style-name="Heading_20_3" text:outline-level="3">3.4. Пример сеанса работы</text:h>
      <text:p text:style-name="Text_20_body">text</text:p>
      <text:p text:style-name="Preformatted_20_Text">$ ./find_points test_xy.txt test_xz.txt test_yz.txt</text:p>
      <text:p text:style-name="Preformatted_20_Text">Reading XY from test_xy.txt...</text:p>
      <text:p text:style-name="Preformatted_20_Text"><text:s text:c="2"/>Read XY: 1.000 2.000</text:p>
      <text:p text:style-name="Preformatted_20_Text"><text:s text:c="2"/>Read XY: 1.001 2.001</text:p>
      <text:p text:style-name="Preformatted_20_Text"><text:s text:c="2"/>Read XY: 3.000 4.000</text:p>
      <text:p text:style-name="Preformatted_20_Text">Total XY points: 3</text:p>
      <text:p text:style-name="Preformatted_20_Text"/>
      <text:p text:style-name="Preformatted_20_Text">Reading XZ from test_xz.txt...</text:p>
      <text:p text:style-name="Preformatted_20_Text"><text:s text:c="2"/>Read XZ: 1.000 5.000</text:p>
      <text:p text:style-name="Preformatted_20_Text"><text:s text:c="2"/>Read XZ: 1.001 5.001</text:p>
      <text:p text:style-name="Preformatted_20_Text"><text:s text:c="2"/>Read XZ: 3.000 6.000</text:p>
      <text:p text:style-name="Preformatted_20_Text">Total XZ points: 3</text:p>
      <text:p text:style-name="Preformatted_20_Text"/>
      <text:p text:style-name="Preformatted_20_Text">Reading YZ from test_yz.txt...</text:p>
      <text:p text:style-name="Preformatted_20_Text"><text:soft-page-break/><text:s text:c="2"/>Read YZ: 2.000 5.000</text:p>
      <text:p text:style-name="Preformatted_20_Text"><text:s text:c="2"/>Read YZ: 2.001 5.001</text:p>
      <text:p text:style-name="Preformatted_20_Text"><text:s text:c="2"/>Read YZ: 4.000 7.000</text:p>
      <text:p text:style-name="Preformatted_20_Text">Total YZ points: 3</text:p>
      <text:p text:style-name="Preformatted_20_Text"/>
      <text:p text:style-name="Preformatted_20_Text">Read 3 XY points, 3 XZ points, 3 YZ points</text:p>
      <text:p text:style-name="Preformatted_20_Text"/>
      <text:p text:style-name="Preformatted_20_Text">Starting sorting threads...</text:p>
      <text:p text:style-name="Preformatted_20_Text">Thread sorting 3 elements...</text:p>
      <text:p text:style-name="Preformatted_20_Text">Thread sorting 3 elements...</text:p>
      <text:p text:style-name="Preformatted_20_Text">Thread sorting 3 elements...</text:p>
      <text:p text:style-name="Preformatted_20_Text">Thread finished sorting</text:p>
      <text:p text:style-name="Preformatted_20_Text">Thread finished sorting</text:p>
      <text:p text:style-name="Preformatted_20_Text">Thread finished sorting</text:p>
      <text:p text:style-name="Preformatted_20_Text"/>
      <text:p text:style-name="Preformatted_20_Text">Sorting completed</text:p>
      <text:p text:style-name="Preformatted_20_Text"/>
      <text:p text:style-name="Preformatted_20_Text">==================================================</text:p>
      <text:p text:style-name="Preformatted_20_Text">RESULTS:</text:p>
      <text:p text:style-name="Preformatted_20_Text">Found 2 unique 3D points (eps = 0.001):</text:p>
      <text:p text:style-name="Preformatted_20_Text"><text:s text:c="2"/>Point 1: (1.000000, 2.000000, 5.000000)</text:p>
      <text:p text:style-name="Preformatted_20_Text"><text:s text:c="2"/>Point 2: (1.001000, 2.001000, 5.001000)</text:p>
      <text:p text:style-name="P2">==================================================</text:p>
      <text:p text:style-name="P2"/>
      <text:p text:style-name="P3">СЮДА СКРИНЫ</text:p>
      <text:h text:style-name="Heading_20_2" text:outline-level="2">4. Формат выходных данных</text:h>
      <text:h text:style-name="Heading_20_3" text:outline-level="3">4.1. Стандартный вывод (stdout)</text:h>
      <text:p text:style-name="Text_20_body">Программа выводит:</text:p>
      <text:list xml:id="list557923521" text:style-name="L6">
        <text:list-item>
          <text:p text:style-name="P10"><text:span text:style-name="Strong_20_Emphasis">Отладочную информацию</text:span> — процесс чтения файлов, количество точек, процесс сортировки</text:p>
        </text:list-item>
        <text:list-item>
          <text:p text:style-name="P10"><text:span text:style-name="Strong_20_Emphasis">Результаты поиска</text:span> — найденные трёхмерные точки</text:p>
        </text:list-item>
      </text:list>
      <text:p text:style-name="Text_20_body"><text:span text:style-name="Strong_20_Emphasis">Формат результатов:</text:span></text:p>
      <text:p text:style-name="Text_20_body">text</text:p>
      <text:p text:style-name="Preformatted_20_Text">==================================================</text:p>
      <text:p text:style-name="Preformatted_20_Text">RESULTS:</text:p>
      <text:p text:style-name="Preformatted_20_Text">Found &lt;N&gt; unique 3D points (eps = 0.001):</text:p>
      <text:p text:style-name="Preformatted_20_Text"><text:s text:c="2"/>Point 1: (x1, y1, z1)</text:p>
      <text:p text:style-name="Preformatted_20_Text"><text:s text:c="2"/>Point 2: (x2, y2, z2)</text:p>
      <text:p text:style-name="Preformatted_20_Text"><text:s text:c="2"/>...</text:p>
      <text:p text:style-name="Preformatted_20_Text"><text:s text:c="2"/>Point N: (xN, yN, zN)</text:p>
      <text:p text:style-name="P2">==================================================</text:p>
      <text:p text:style-name="Text_20_body"><text:span text:style-name="Strong_20_Emphasis">Пример вывода:</text:span></text:p>
      <text:p text:style-name="Text_20_body">text</text:p>
      <text:p text:style-name="Preformatted_20_Text">==================================================</text:p>
      <text:p text:style-name="Preformatted_20_Text">RESULTS:</text:p>
      <text:p text:style-name="Preformatted_20_Text">Found 2 unique 3D points (eps = 0.001):</text:p>
      <text:p text:style-name="Preformatted_20_Text"><text:s text:c="2"/>Point 1: (1.000000, 2.000000, 5.000000)</text:p>
      <text:p text:style-name="Preformatted_20_Text"><text:soft-page-break/><text:s text:c="2"/>Point 2: (1.001000, 2.001000, 5.001000)</text:p>
      <text:p text:style-name="P2">==================================================</text:p>
      <text:h text:style-name="Heading_20_3" text:outline-level="3">4.2. Коды возврата</text:h>
      <text:list xml:id="list131759515" text:style-name="L7">
        <text:list-item>
          <text:p text:style-name="P11"><text:span text:style-name="Source_20_Text">0</text:span> — успешное выполнение</text:p>
        </text:list-item>
        <text:list-item>
          <text:p text:style-name="P11"><text:span text:style-name="Source_20_Text">1</text:span> — ошибка (не удалось открыть файл, ошибка выделения памяти, ошибка создания потока)</text:p>
        </text:list-item>
      </text:list>
      <text:h text:style-name="Heading_20_3" text:outline-level="3">4.3. Сообщения об ошибках (stderr)</text:h>
      <text:p text:style-name="Text_20_body">Все сообщения об ошибках выводятся в стандартный поток ошибок:</text:p>
      <text:p text:style-name="Text_20_body">text</text:p>
      <text:p text:style-name="Preformatted_20_Text">Error reading input files</text:p>
      <text:p text:style-name="Preformatted_20_Text">Out of memory</text:p>
      <text:p text:style-name="P2">pthread_create xy: No such file or directory</text:p>
      <text:h text:style-name="Heading_20_2" text:outline-level="2">5. Настройка точности</text:h>
      <text:p text:style-name="Text_20_body">По умолчанию точность сравнения <text:span text:style-name="Source_20_Text">ε = 0.001</text:span>. Для изменения точности отредактируйте строку в исходном коде:</text:p>
      <text:p text:style-name="Text_20_body">c</text:p>
      <text:p text:style-name="P2">#define EPS 0.001 <text:s/>// Измените на нужное значение, например 0.0001</text:p>
      <text:p text:style-name="Text_20_body">После изменения программу нужно перекомпилировать.</text:p>
      <text:h text:style-name="Heading_20_2" text:outline-level="2">6. Возможные проблемы и их решение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143356598048">
            <table:table-cell table:style-name="Table1.A1" office:value-type="string">
              <text:p text:style-name="Table_20_Heading">Проблема</text:p>
            </table:table-cell>
            <table:table-cell table:style-name="Table1.A1" office:value-type="string">
              <text:p text:style-name="Table_20_Heading">Вероятная причина</text:p>
            </table:table-cell>
            <table:table-cell table:style-name="Table1.A1" office:value-type="string">
              <text:p text:style-name="Table_20_Heading">Решение</text:p>
            </table:table-cell>
          </table:table-row>
        </table:table-header-rows>
        <table:table-row table:style-name="TableLine94143356598048">
          <table:table-cell table:style-name="Table1.A1" office:value-type="string">
            <text:p text:style-name="Table_20_Contents">"No such file or directory"</text:p>
          </table:table-cell>
          <table:table-cell table:style-name="Table1.A1" office:value-type="string">
            <text:p text:style-name="Table_20_Contents">Файл не найден</text:p>
          </table:table-cell>
          <table:table-cell table:style-name="Table1.A1" office:value-type="string">
            <text:p text:style-name="Table_20_Contents">Проверьте имя файла и текущий каталог</text:p>
          </table:table-cell>
        </table:table-row>
        <table:table-row table:style-name="TableLine94143356598048">
          <table:table-cell table:style-name="Table1.A1" office:value-type="string">
            <text:p text:style-name="Table_20_Contents">Найдено 0 точек</text:p>
          </table:table-cell>
          <table:table-cell table:style-name="Table1.A1" office:value-type="string">
            <text:p text:style-name="Table_20_Contents">Нет совпадений с точностью ε</text:p>
          </table:table-cell>
          <table:table-cell table:style-name="Table1.A1" office:value-type="string">
            <text:p text:style-name="Table_20_Contents">Увеличьте EPS или проверьте входные данные</text:p>
          </table:table-cell>
        </table:table-row>
        <table:table-row table:style-name="TableLine94143356598048">
          <table:table-cell table:style-name="Table1.A1" office:value-type="string">
            <text:p text:style-name="Table_20_Contents">Segmentation fault</text:p>
          </table:table-cell>
          <table:table-cell table:style-name="Table1.A1" office:value-type="string">
            <text:p text:style-name="Table_20_Contents">Недостаточно памяти</text:p>
          </table:table-cell>
          <table:table-cell table:style-name="Table1.A1" office:value-type="string">
            <text:p text:style-name="Table_20_Contents">Уменьшите размер входных файлов</text:p>
          </table:table-cell>
        </table:table-row>
        <table:table-row table:style-name="TableLine94143356598048">
          <table:table-cell table:style-name="Table1.A1" office:value-type="string">
            <text:p text:style-name="Table_20_Contents">Программа зависает</text:p>
          </table:table-cell>
          <table:table-cell table:style-name="Table1.A1" office:value-type="string">
            <text:p text:style-name="Table_20_Contents">Проблемы с потоками</text:p>
          </table:table-cell>
          <table:table-cell table:style-name="Table1.A1" office:value-type="string">
            <text:p text:style-name="Table_20_Contents">Проверьте систему на наличие pthread</text:p>
          </table:table-cell>
        </table:table-row>
      </table:table>
      <text:p text:style-name="Horizontal_20_Line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>Руководство программиста</text:h>
      <text:h text:style-name="Heading_20_2" text:outline-level="2">1. Общая архитектура</text:h>
      <text:p text:style-name="Text_20_body">text</text:p>
      <text:p text:style-name="Preformatted_20_Text">┌─────────────────┐</text:p>
      <text:p text:style-name="Preformatted_20_Text">│ <text:s text:c="2"/>main() <text:s text:c="7"/>│</text:p>
      <text:p text:style-name="Preformatted_20_Text">└────────┬────────┘</text:p>
      <text:p text:style-name="Preformatted_20_Text"><text:s text:c="9"/>│</text:p>
      <text:p text:style-name="Preformatted_20_Text"><text:s text:c="4"/>┌────┴────┬───────────┬───────────┐</text:p>
      <text:p text:style-name="Preformatted_20_Text"><text:s text:c="4"/>↓ <text:s text:c="8"/>↓ <text:s text:c="10"/>↓ <text:s text:c="10"/>↓</text:p>
      <text:p text:style-name="Preformatted_20_Text">┌─────────┐┌─────────┐┌─────────┐┌─────────┐</text:p>
      <text:p text:style-name="Preformatted_20_Text">│read_xy <text:s/>││read_xz <text:s/>││read_yz <text:s/>││Создание │</text:p>
      <text:p text:style-name="Preformatted_20_Text">│read_xz <text:s/>││read_yz <text:s/>││ <text:s text:c="8"/>││потоков <text:s/>│</text:p>
      <text:p text:style-name="Preformatted_20_Text">│read_yz <text:s/>││ <text:s text:c="8"/>││ <text:s text:c="8"/>││ <text:s text:c="8"/>│</text:p>
      <text:p text:style-name="Preformatted_20_Text">└─────────┘└─────────┘└─────────┘└────┬────┘</text:p>
      <text:p text:style-name="Preformatted_20_Text"><text:s text:c="39"/>│</text:p>
      <text:p text:style-name="Preformatted_20_Text"><text:s text:c="20"/>┌──────────────────┼──────────────────┐</text:p>
      <text:p text:style-name="Preformatted_20_Text"><text:s text:c="20"/>↓ <text:s text:c="17"/>↓ <text:s text:c="17"/>↓</text:p>
      <text:p text:style-name="Preformatted_20_Text"><text:s text:c="14"/>┌────────────┐ <text:s text:c="4"/>┌────────────┐ <text:s text:c="4"/>┌────────────┐</text:p>
      <text:p text:style-name="Preformatted_20_Text"><text:s text:c="14"/>│Поток 1 <text:s text:c="4"/>│ <text:s text:c="4"/>│Поток 2 <text:s text:c="4"/>│ <text:s text:c="4"/>│Поток 3 <text:s text:c="4"/>│</text:p>
      <text:p text:style-name="Preformatted_20_Text"><text:s text:c="14"/>│sort_thread │ <text:s text:c="4"/>│sort_thread │ <text:s text:c="4"/>│sort_thread │</text:p>
      <text:p text:style-name="Preformatted_20_Text"><text:s text:c="14"/>│сортирует XY│ <text:s text:c="4"/>│сортирует XZ│ <text:s text:c="4"/>│сортирует YZ│</text:p>
      <text:p text:style-name="Preformatted_20_Text"><text:s text:c="14"/>└────────────┘ <text:s text:c="4"/>└────────────┘ <text:s text:c="4"/>└────────────┘</text:p>
      <text:p text:style-name="Preformatted_20_Text"><text:s text:c="39"/>│</text:p>
      <text:p text:style-name="Preformatted_20_Text"><text:s text:c="20"/>┌──────────────────┴──────────────────┐</text:p>
      <text:p text:style-name="Preformatted_20_Text"><text:s text:c="20"/>↓ <text:s text:c="36"/>↓</text:p>
      <text:p text:style-name="Preformatted_20_Text"><text:s text:c="14"/>┌────────────┐ <text:s text:c="22"/>┌────────────┐</text:p>
      <text:p text:style-name="Preformatted_20_Text"><text:s text:c="14"/>│Ожидание <text:s text:c="3"/>│ <text:s text:c="22"/>│Поиск <text:s text:c="6"/>│</text:p>
      <text:p text:style-name="Preformatted_20_Text"><text:s text:c="14"/>│pthread_join│ <text:s text:c="22"/>│find_all_ <text:s text:c="2"/>│</text:p>
      <text:p text:style-name="Preformatted_20_Text"><text:s text:c="14"/>└────────────┘ <text:s text:c="22"/>│xyz_simple <text:s/>│</text:p>
      <text:p text:style-name="Preformatted_20_Text"><text:s text:c="51"/>└────────────┘</text:p>
      <text:p text:style-name="Preformatted_20_Text"><text:s text:c="57"/>↓</text:p>
      <text:p text:style-name="Preformatted_20_Text"><text:s text:c="52"/>┌────────────┐</text:p>
      <text:p text:style-name="Preformatted_20_Text"><text:s text:c="52"/>│Вывод <text:s text:c="6"/>│</text:p>
      <text:p text:style-name="Preformatted_20_Text"><text:s text:c="52"/>│результатов │</text:p>
      <text:p text:style-name="P2"><text:s text:c="52"/>└────────────┘</text:p>
      <text:h text:style-name="Heading_20_2" text:outline-level="2">2. Структуры данных</text:h>
      <text:h text:style-name="Heading_20_3" text:outline-level="3">2.1. Точки проекций</text:h>
      <text:p text:style-name="Text_20_body">c</text:p>
      <text:p text:style-name="Preformatted_20_Text">typedef struct {</text:p>
      <text:p text:style-name="Preformatted_20_Text"><text:s text:c="4"/>double x; <text:s/>// Координата X</text:p>
      <text:p text:style-name="Preformatted_20_Text"><text:soft-page-break/><text:s text:c="4"/>double y; <text:s/>// Координата Y</text:p>
      <text:p text:style-name="P2">} PointXY;</text:p>
      <text:p text:style-name="Text_20_body"><text:span text:style-name="Strong_20_Emphasis">Назначение:</text:span> Хранение точки из файла xy.txt.</text:p>
      <text:p text:style-name="Text_20_body">c</text:p>
      <text:p text:style-name="Preformatted_20_Text">typedef struct {</text:p>
      <text:p text:style-name="Preformatted_20_Text"><text:s text:c="4"/>double x; <text:s/>// Координата X</text:p>
      <text:p text:style-name="Preformatted_20_Text"><text:s text:c="4"/>double z; <text:s/>// Координата Z</text:p>
      <text:p text:style-name="P2">} PointXZ;</text:p>
      <text:p text:style-name="Text_20_body"><text:span text:style-name="Strong_20_Emphasis">Назначение:</text:span> Хранение точки из файла xz.txt.</text:p>
      <text:p text:style-name="Text_20_body">c</text:p>
      <text:p text:style-name="Preformatted_20_Text">typedef struct {</text:p>
      <text:p text:style-name="Preformatted_20_Text"><text:s text:c="4"/>double y; <text:s/>// Координата Y</text:p>
      <text:p text:style-name="Preformatted_20_Text"><text:s text:c="4"/>double z; <text:s/>// Координата Z</text:p>
      <text:p text:style-name="P2">} PointYZ;</text:p>
      <text:p text:style-name="Text_20_body"><text:span text:style-name="Strong_20_Emphasis">Назначение:</text:span> Хранение точки из файла yz.txt.</text:p>
      <text:h text:style-name="Heading_20_3" text:outline-level="3">2.2. Результирующая точка</text:h>
      <text:p text:style-name="Text_20_body">c</text:p>
      <text:p text:style-name="Preformatted_20_Text">typedef struct {</text:p>
      <text:p text:style-name="Preformatted_20_Text"><text:s text:c="4"/>double x; <text:s/>// Координата X</text:p>
      <text:p text:style-name="Preformatted_20_Text"><text:s text:c="4"/>double y; <text:s/>// Координата Y</text:p>
      <text:p text:style-name="Preformatted_20_Text"><text:s text:c="4"/>double z; <text:s/>// Координата Z</text:p>
      <text:p text:style-name="P2">} PointXYZ;</text:p>
      <text:p text:style-name="Text_20_body"><text:span text:style-name="Strong_20_Emphasis">Назначение:</text:span> Хранение найденной трёхмерной точки.</text:p>
      <text:h text:style-name="Heading_20_3" text:outline-level="3">2.3. Аргументы для потока сортировки</text:h>
      <text:p text:style-name="Text_20_body">c</text:p>
      <text:p text:style-name="Preformatted_20_Text">typedef struct {</text:p>
      <text:p text:style-name="Preformatted_20_Text"><text:s text:c="4"/>void *base; <text:s text:c="5"/>// Указатель на массив для сортировки</text:p>
      <text:p text:style-name="Preformatted_20_Text"><text:s text:c="4"/>size_t nmemb; <text:s text:c="3"/>// Количество элементов в массиве</text:p>
      <text:p text:style-name="Preformatted_20_Text"><text:s text:c="4"/>size_t size; <text:s text:c="4"/>// Размер одного элемента в байтах</text:p>
      <text:p text:style-name="Preformatted_20_Text"><text:s text:c="4"/>int (*compar)(const void*, const void*); <text:s/>// Функция сравнения</text:p>
      <text:p text:style-name="P2">} SortThreadArg;</text:p>
      <text:p text:style-name="Text_20_body"><text:span text:style-name="Strong_20_Emphasis">Назначение:</text:span> Передача параметров в поток сортировки.</text:p>
      <text:h text:style-name="Heading_20_2" text:outline-level="2">3. Функции программы</text:h>
      <text:h text:style-name="Heading_20_3" text:outline-level="3">3.1. Функции сравнения</text:h>
      <text:h text:style-name="Heading_20_4" text:outline-level="4"><text:span text:style-name="Source_20_Text">int cmp_xy(const void *a, const void *b)</text:span></text:h>
      <text:p text:style-name="Text_20_body"><text:span text:style-name="Strong_20_Emphasis">Назначение:</text:span> Сравнение двух точек XY для сортировки.</text:p>
      <text:p text:style-name="Text_20_body"><text:span text:style-name="Strong_20_Emphasis">Параметры:</text:span></text:p>
      <text:list xml:id="list4188867480" text:style-name="L8">
        <text:list-item>
          <text:p text:style-name="P12"><text:span text:style-name="Source_20_Text">a</text:span> — указатель на первую точку (PointXY)</text:p>
        </text:list-item>
        <text:list-item>
          <text:p text:style-name="P12"><text:soft-page-break/><text:span text:style-name="Source_20_Text">b</text:span> — указатель на вторую точку (PointXY)</text:p>
        </text:list-item>
      </text:list>
      <text:p text:style-name="Text_20_body"><text:span text:style-name="Strong_20_Emphasis">Возвращаемое значение:</text:span></text:p>
      <text:list xml:id="list3822864182" text:style-name="L9">
        <text:list-item>
          <text:p text:style-name="P13"><text:span text:style-name="Source_20_Text">&lt; 0</text:span> — первая точка меньше второй</text:p>
        </text:list-item>
        <text:list-item>
          <text:p text:style-name="P13"><text:span text:style-name="Source_20_Text">= 0</text:span> — точки равны (с учётом EPS)</text:p>
        </text:list-item>
        <text:list-item>
          <text:p text:style-name="P13"><text:span text:style-name="Source_20_Text">&gt; 0</text:span> — первая точка больше второй</text:p>
        </text:list-item>
      </text:list>
      <text:p text:style-name="Text_20_body"><text:span text:style-name="Strong_20_Emphasis">Алгоритм:</text:span></text:p>
      <text:list xml:id="list2931568774" text:style-name="L10">
        <text:list-item>
          <text:p text:style-name="P14">Сравнить x с учётом EPS</text:p>
        </text:list-item>
        <text:list-item>
          <text:p text:style-name="P14">Если x равны, сравнить y с учётом EPS</text:p>
        </text:list-item>
        <text:list-item>
          <text:p text:style-name="P14">Вернуть соответствующий код</text:p>
        </text:list-item>
      </text:list>
      <text:h text:style-name="Heading_20_4" text:outline-level="4"><text:span text:style-name="Source_20_Text">int cmp_xz(const void *a, const void *b)</text:span></text:h>
      <text:p text:style-name="Text_20_body">Аналогично <text:span text:style-name="Source_20_Text">cmp_xy</text:span> для точек XZ.</text:p>
      <text:h text:style-name="Heading_20_4" text:outline-level="4"><text:span text:style-name="Source_20_Text">int cmp_yz(const void *a, const void *b)</text:span></text:h>
      <text:p text:style-name="Text_20_body">Аналогично <text:span text:style-name="Source_20_Text">cmp_xy</text:span> для точек YZ.</text:p>
      <text:h text:style-name="Heading_20_3" text:outline-level="3">3.2. Функции сортировки</text:h>
      <text:h text:style-name="Heading_20_4" text:outline-level="4"><text:span text:style-name="Source_20_Text">static void swap(void *a, void *b, size_t size)</text:span></text:h>
      <text:p text:style-name="Text_20_body"><text:span text:style-name="Strong_20_Emphasis">Назначение:</text:span> Побайтовый обмен двух областей памяти.</text:p>
      <text:p text:style-name="Text_20_body"><text:span text:style-name="Strong_20_Emphasis">Параметры:</text:span></text:p>
      <text:list xml:id="list2961378587" text:style-name="L11">
        <text:list-item>
          <text:p text:style-name="P15"><text:span text:style-name="Source_20_Text">a</text:span> — указатель на первый элемент</text:p>
        </text:list-item>
        <text:list-item>
          <text:p text:style-name="P15"><text:span text:style-name="Source_20_Text">b</text:span> — указатель на второй элемент</text:p>
        </text:list-item>
        <text:list-item>
          <text:p text:style-name="P15"><text:span text:style-name="Source_20_Text">size</text:span> — размер элемента в байтах</text:p>
        </text:list-item>
      </text:list>
      <text:p text:style-name="Text_20_body"><text:span text:style-name="Strong_20_Emphasis">Алгоритм:</text:span> Последовательно обменивает байты между областями.</text:p>
      <text:h text:style-name="Heading_20_4" text:outline-level="4"><text:span text:style-name="Source_20_Text">static void quicksort_impl(void *base, size_t lo, size_t hi, size_t size, int (*compar)(const void*, const void*))</text:span></text:h>
      <text:p text:style-name="Text_20_body"><text:span text:style-name="Strong_20_Emphasis">Назначение:</text:span> Рекурсивная реализация быстрой сортировки.</text:p>
      <text:p text:style-name="Text_20_body"><text:span text:style-name="Strong_20_Emphasis">Параметры:</text:span></text:p>
      <text:list xml:id="list2923825547" text:style-name="L12">
        <text:list-item>
          <text:p text:style-name="P16"><text:span text:style-name="Source_20_Text">base</text:span> — указатель на начало массива</text:p>
        </text:list-item>
        <text:list-item>
          <text:p text:style-name="P16"><text:span text:style-name="Source_20_Text">lo</text:span> — индекс левой границы сортируемого участка</text:p>
        </text:list-item>
        <text:list-item>
          <text:p text:style-name="P16"><text:span text:style-name="Source_20_Text">hi</text:span> — индекс правой границы сортируемого участка</text:p>
        </text:list-item>
        <text:list-item>
          <text:p text:style-name="P16"><text:span text:style-name="Source_20_Text">size</text:span> — размер элемента</text:p>
        </text:list-item>
        <text:list-item>
          <text:p text:style-name="P16"><text:span text:style-name="Source_20_Text">compar</text:span> — функция сравнения</text:p>
        </text:list-item>
      </text:list>
      <text:p text:style-name="Text_20_body"><text:span text:style-name="Strong_20_Emphasis">Алгоритм:</text:span></text:p>
      <text:list xml:id="list1754137780" text:style-name="L13">
        <text:list-item>
          <text:p text:style-name="P17"><text:soft-page-break/>Если <text:span text:style-name="Source_20_Text">lo &gt;= hi</text:span>, завершить (базовый случай)</text:p>
        </text:list-item>
        <text:list-item>
          <text:p text:style-name="P17">Выбрать опорный элемент (медиану из трёх: lo, mid, hi)</text:p>
        </text:list-item>
        <text:list-item>
          <text:p text:style-name="P17">Разделить массив относительно опорного элемента</text:p>
        </text:list-item>
        <text:list-item>
          <text:p text:style-name="P17">Рекурсивно отсортировать левую и правую части</text:p>
        </text:list-item>
      </text:list>
      <text:h text:style-name="Heading_20_4" text:outline-level="4"><text:span text:style-name="Source_20_Text">void quicksort(void *base, size_t nmemb, size_t size, int (*compar)(const void*, const void*))</text:span></text:h>
      <text:p text:style-name="Text_20_body"><text:span text:style-name="Strong_20_Emphasis">Назначение:</text:span> Публичная функция сортировки.</text:p>
      <text:p text:style-name="Text_20_body"><text:span text:style-name="Strong_20_Emphasis">Параметры:</text:span></text:p>
      <text:list xml:id="list3370163060" text:style-name="L14">
        <text:list-item>
          <text:p text:style-name="P18"><text:span text:style-name="Source_20_Text">base</text:span> — указатель на начало массива</text:p>
        </text:list-item>
        <text:list-item>
          <text:p text:style-name="P18"><text:span text:style-name="Source_20_Text">nmemb</text:span> — количество элементов</text:p>
        </text:list-item>
        <text:list-item>
          <text:p text:style-name="P18"><text:span text:style-name="Source_20_Text">size</text:span> — размер элемента</text:p>
        </text:list-item>
        <text:list-item>
          <text:p text:style-name="P18"><text:span text:style-name="Source_20_Text">compar</text:span> — функция сравнения</text:p>
        </text:list-item>
      </text:list>
      <text:p text:style-name="Text_20_body"><text:span text:style-name="Strong_20_Emphasis">Алгоритм:</text:span></text:p>
      <text:list xml:id="list2348068024" text:style-name="L15">
        <text:list-item>
          <text:p text:style-name="P19">Проверить, что массив содержит более 1 элемента</text:p>
        </text:list-item>
        <text:list-item>
          <text:p text:style-name="P19">Вызвать <text:span text:style-name="Source_20_Text">quicksort_impl</text:span> для всего массива</text:p>
        </text:list-item>
      </text:list>
      <text:h text:style-name="Heading_20_4" text:outline-level="4"><text:span text:style-name="Source_20_Text">void* sort_thread(void *arg)</text:span></text:h>
      <text:p text:style-name="Text_20_body"><text:span text:style-name="Strong_20_Emphasis">Назначение:</text:span> Функция, выполняемая в потоке сортировки.</text:p>
      <text:p text:style-name="Text_20_body"><text:span text:style-name="Strong_20_Emphasis">Параметры:</text:span></text:p>
      <text:list xml:id="list2891868717" text:style-name="L16">
        <text:list-item>
          <text:p text:style-name="P20"><text:span text:style-name="Source_20_Text">arg</text:span> — указатель на структуру <text:span text:style-name="Source_20_Text">SortThreadArg</text:span></text:p>
        </text:list-item>
      </text:list>
      <text:p text:style-name="Text_20_body"><text:span text:style-name="Strong_20_Emphasis">Возвращаемое значение:</text:span> Всегда NULL</text:p>
      <text:p text:style-name="Text_20_body"><text:span text:style-name="Strong_20_Emphasis">Алгоритм:</text:span></text:p>
      <text:list xml:id="list2297903084" text:style-name="L17">
        <text:list-item>
          <text:p text:style-name="P21">Извлечь параметры из <text:span text:style-name="Source_20_Text">arg</text:span></text:p>
        </text:list-item>
        <text:list-item>
          <text:p text:style-name="P21">Вывести сообщение о начале сортировки</text:p>
        </text:list-item>
        <text:list-item>
          <text:p text:style-name="P21">Вызвать <text:span text:style-name="Source_20_Text">quicksort</text:span></text:p>
        </text:list-item>
        <text:list-item>
          <text:p text:style-name="P21">Вывести сообщение о завершении</text:p>
        </text:list-item>
      </text:list>
      <text:h text:style-name="Heading_20_3" text:outline-level="3">3.3. Функции чтения файлов</text:h>
      <text:h text:style-name="Heading_20_4" text:outline-level="4"><text:span text:style-name="Source_20_Text">PointXY* read_xy(const char *filename, size_t *n)</text:span></text:h>
      <text:p text:style-name="Text_20_body"><text:span text:style-name="Strong_20_Emphasis">Назначение:</text:span> Чтение файла с XY координатами.</text:p>
      <text:p text:style-name="Text_20_body"><text:span text:style-name="Strong_20_Emphasis">Параметры:</text:span></text:p>
      <text:list xml:id="list3561924772" text:style-name="L18">
        <text:list-item>
          <text:p text:style-name="P22"><text:span text:style-name="Source_20_Text">filename</text:span> — имя файла</text:p>
        </text:list-item>
        <text:list-item>
          <text:p text:style-name="P22"><text:span text:style-name="Source_20_Text">n</text:span> — указатель для сохранения количества прочитанных точек</text:p>
        </text:list-item>
      </text:list>
      <text:p text:style-name="Text_20_body"><text:soft-page-break/><text:span text:style-name="Strong_20_Emphasis">Возвращаемое значение:</text:span> Указатель на массив PointXY или NULL при ошибке</text:p>
      <text:p text:style-name="Text_20_body"><text:span text:style-name="Strong_20_Emphasis">Алгоритм:</text:span></text:p>
      <text:list xml:id="list2585564340" text:style-name="L19">
        <text:list-item>
          <text:p text:style-name="P23">Открыть файл</text:p>
        </text:list-item>
        <text:list-item>
          <text:p text:style-name="P23">Читать пары чисел до конца файла</text:p>
        </text:list-item>
        <text:list-item>
          <text:p text:style-name="P23">При необходимости расширять массив</text:p>
        </text:list-item>
        <text:list-item>
          <text:p text:style-name="P23">Сохранить количество точек в <text:span text:style-name="Source_20_Text">*n</text:span></text:p>
        </text:list-item>
        <text:list-item>
          <text:p text:style-name="P23">Вернуть указатель на массив</text:p>
        </text:list-item>
      </text:list>
      <text:h text:style-name="Heading_20_4" text:outline-level="4"><text:span text:style-name="Source_20_Text">PointXZ* read_xz(const char *filename, size_t *n)</text:span></text:h>
      <text:p text:style-name="Text_20_body">Аналогично <text:span text:style-name="Source_20_Text">read_xy</text:span> для файла XZ.</text:p>
      <text:h text:style-name="Heading_20_4" text:outline-level="4"><text:span text:style-name="Source_20_Text">PointYZ* read_yz(const char *filename, size_t *n)</text:span></text:h>
      <text:p text:style-name="Text_20_body">Аналогично <text:span text:style-name="Source_20_Text">read_xy</text:span> для файла YZ.</text:p>
      <text:h text:style-name="Heading_20_3" text:outline-level="3">3.4. Функции поиска</text:h>
      <text:h text:style-name="Heading_20_4" text:outline-level="4"><text:span text:style-name="Source_20_Text">static inline int approx_eq(double a, double b)</text:span></text:h>
      <text:p text:style-name="Text_20_body"><text:span text:style-name="Strong_20_Emphasis">Назначение:</text:span> Сравнение двух чисел с плавающей точкой с погрешностью EPS.</text:p>
      <text:p text:style-name="Text_20_body"><text:span text:style-name="Strong_20_Emphasis">Параметры:</text:span></text:p>
      <text:list xml:id="list1082471424" text:style-name="L20">
        <text:list-item>
          <text:p text:style-name="P24"><text:span text:style-name="Source_20_Text">a</text:span> — первое число</text:p>
        </text:list-item>
        <text:list-item>
          <text:p text:style-name="P24"><text:span text:style-name="Source_20_Text">b</text:span> — второе число</text:p>
        </text:list-item>
      </text:list>
      <text:p text:style-name="Text_20_body"><text:span text:style-name="Strong_20_Emphasis">Возвращаемое значение:</text:span> 1 если числа равны с точностью EPS, иначе 0</text:p>
      <text:p text:style-name="Text_20_body"><text:span text:style-name="Strong_20_Emphasis">Алгоритм:</text:span> <text:span text:style-name="Source_20_Text">return fabs(a - b) &lt;= EPS</text:span></text:p>
      <text:h text:style-name="Heading_20_4" text:outline-level="4"><text:span text:style-name="Source_20_Text">PointXYZ* find_all_xyz_simple(const PointXY *xy, size_t nxy, const PointXZ *xz, size_t nxz, const PointYZ *yz, size_t nyz, size_t *out_cnt)</text:span></text:h>
      <text:p text:style-name="Text_20_body"><text:span text:style-name="Strong_20_Emphasis">Назначение:</text:span> Поиск всех трёхмерных точек.</text:p>
      <text:p text:style-name="Text_20_body"><text:span text:style-name="Strong_20_Emphasis">Параметры:</text:span></text:p>
      <text:list xml:id="list1760465858" text:style-name="L21">
        <text:list-item>
          <text:p text:style-name="P25"><text:span text:style-name="Source_20_Text">xy</text:span> — массив XY точек</text:p>
        </text:list-item>
        <text:list-item>
          <text:p text:style-name="P25"><text:span text:style-name="Source_20_Text">nxy</text:span> — количество XY точек</text:p>
        </text:list-item>
        <text:list-item>
          <text:p text:style-name="P25"><text:span text:style-name="Source_20_Text">xz</text:span> — массив XZ точек</text:p>
        </text:list-item>
        <text:list-item>
          <text:p text:style-name="P25"><text:span text:style-name="Source_20_Text">nxz</text:span> — количество XZ точек</text:p>
        </text:list-item>
        <text:list-item>
          <text:p text:style-name="P25"><text:span text:style-name="Source_20_Text">yz</text:span> — массив YZ точек</text:p>
        </text:list-item>
        <text:list-item>
          <text:p text:style-name="P25"><text:span text:style-name="Source_20_Text">nyz</text:span> — количество YZ точек</text:p>
        </text:list-item>
        <text:list-item>
          <text:p text:style-name="P25"><text:span text:style-name="Source_20_Text">out_cnt</text:span> — указатель для сохранения количества найденных точек</text:p>
        </text:list-item>
      </text:list>
      <text:p text:style-name="Text_20_body"><text:soft-page-break/><text:span text:style-name="Strong_20_Emphasis">Возвращаемое значение:</text:span> Указатель на массив PointXYZ</text:p>
      <text:p text:style-name="Text_20_body"><text:span text:style-name="Strong_20_Emphasis">Алгоритм:</text:span></text:p>
      <text:p text:style-name="Text_20_body">text</text:p>
      <text:p text:style-name="Preformatted_20_Text">для каждой точки (x,y) из XY:</text:p>
      <text:p text:style-name="Preformatted_20_Text"><text:s text:c="4"/>для каждой точки из XZ:</text:p>
      <text:p text:style-name="Preformatted_20_Text"><text:s text:c="8"/>если x совпадает с xz.x (с учётом EPS):</text:p>
      <text:p text:style-name="Preformatted_20_Text"><text:s text:c="12"/>z = xz.z</text:p>
      <text:p text:style-name="Preformatted_20_Text"><text:s text:c="12"/>для каждой точки из YZ:</text:p>
      <text:p text:style-name="Preformatted_20_Text"><text:s text:c="16"/>если y совпадает с yz.y И z совпадает с yz.z:</text:p>
      <text:p text:style-name="Preformatted_20_Text"><text:s text:c="20"/>добавить (x,y,z) в результат</text:p>
      <text:p text:style-name="P2">вернуть результат</text:p>
      <text:p text:style-name="Text_20_body"><text:span text:style-name="Strong_20_Emphasis">Сложность:</text:span> O(nxy * nxz * nyz) — полный перебор</text:p>
      <text:h text:style-name="Heading_20_3" text:outline-level="3">3.5. Главная функция</text:h>
      <text:h text:style-name="Heading_20_4" text:outline-level="4"><text:span text:style-name="Source_20_Text">int main(int argc, char *argv[])</text:span></text:h>
      <text:p text:style-name="Text_20_body"><text:span text:style-name="Strong_20_Emphasis">Назначение:</text:span> Точка входа в программу.</text:p>
      <text:p text:style-name="Text_20_body"><text:span text:style-name="Strong_20_Emphasis">Параметры:</text:span></text:p>
      <text:list xml:id="list3659100245" text:style-name="L22">
        <text:list-item>
          <text:p text:style-name="P26"><text:span text:style-name="Source_20_Text">argc</text:span> — количество аргументов командной строки</text:p>
        </text:list-item>
        <text:list-item>
          <text:p text:style-name="P26"><text:span text:style-name="Source_20_Text">argv</text:span> — массив аргументов командной строки</text:p>
        </text:list-item>
      </text:list>
      <text:p text:style-name="Text_20_body"><text:span text:style-name="Strong_20_Emphasis">Возвращаемое значение:</text:span> 0 при успехе, 1 при ошибке</text:p>
      <text:p text:style-name="Text_20_body"><text:span text:style-name="Strong_20_Emphasis">Алгоритм:</text:span></text:p>
      <text:list xml:id="list3029636699" text:style-name="L23">
        <text:list-item>
          <text:p text:style-name="P27">Обработать аргументы командной строки</text:p>
        </text:list-item>
        <text:list-item>
          <text:p text:style-name="P27">Прочитать входные файлы</text:p>
        </text:list-item>
        <text:list-item>
          <text:p text:style-name="P27">Создать структуры с аргументами для потоков</text:p>
        </text:list-item>
        <text:list-item>
          <text:p text:style-name="P27">Создать три потока сортировки</text:p>
        </text:list-item>
        <text:list-item>
          <text:p text:style-name="P27">Ожидать завершения всех потоков</text:p>
        </text:list-item>
        <text:list-item>
          <text:p text:style-name="P27">Вывести отсортированные массивы (опционально)</text:p>
        </text:list-item>
        <text:list-item>
          <text:p text:style-name="P27">Найти все трёхмерные точки</text:p>
        </text:list-item>
        <text:list-item>
          <text:p text:style-name="P27">Вывести результаты</text:p>
        </text:list-item>
        <text:list-item>
          <text:p text:style-name="P27">Освободить память и завершиться</text:p>
        </text:list-item>
      </text:list>
      <text:h text:style-name="Heading_20_2" text:outline-level="2">4. Детальное описание работы программы</text:h>
      <text:h text:style-name="Heading_20_3" text:outline-level="3">4.1. Инициализация</text:h>
      <text:p text:style-name="Text_20_body">При запуске программа анализирует аргументы командной строки. Если переданы три аргумента, они интерпретируются как имена файлов с проекциями. Если аргументов меньше, используются имена по умолчанию.</text:p>
      <text:h text:style-name="Heading_20_3" text:outline-level="3"><text:soft-page-break/>4.2. Чтение данных</text:h>
      <text:p text:style-name="Text_20_body">Для каждого файла программа:</text:p>
      <text:list xml:id="list2011099856" text:style-name="L24">
        <text:list-item>
          <text:p text:style-name="P28">Открывает файл в текстовом режиме</text:p>
        </text:list-item>
        <text:list-item>
          <text:p text:style-name="P28">Читает строки, извлекая пары чисел с помощью <text:span text:style-name="Source_20_Text">fscanf</text:span></text:p>
        </text:list-item>
        <text:list-item>
          <text:p text:style-name="P28">Динамически расширяет массив (начальная ёмкость 16, удвоение при заполнении)</text:p>
        </text:list-item>
        <text:list-item>
          <text:p text:style-name="P28">Выводит отладочную информацию о прочитанных точках</text:p>
        </text:list-item>
      </text:list>
      <text:p text:style-name="Text_20_body"><text:span text:style-name="Strong_20_Emphasis">Особенности реализации:</text:span> Использование динамического расширения позволяет обрабатывать файлы любого размера без предварительного подсчёта строк.</text:p>
      <text:h text:style-name="Heading_20_3" text:outline-level="3">4.3. Параллельная сортировка</text:h>
      <text:p text:style-name="Text_20_body"><text:span text:style-name="Strong_20_Emphasis">Создание потоков:</text:span></text:p>
      <text:p text:style-name="Text_20_body">c</text:p>
      <text:p text:style-name="P2">pthread_create(&amp;thread_xy, NULL, sort_thread, &amp;arg_xy)</text:p>
      <text:p text:style-name="Text_20_body">Каждый поток получает указатель на свою структуру <text:span text:style-name="Source_20_Text">SortThreadArg</text:span>, содержащую все необходимые параметры для сортировки.</text:p>
      <text:p text:style-name="Text_20_body"><text:span text:style-name="Strong_20_Emphasis">Синхронизация:</text:span> Потоки не взаимодействуют друг с другом, поэтому не требуют синхронизации. Главный поток ожидает завершения всех трёх с помощью <text:span text:style-name="Source_20_Text">pthread_join</text:span>.</text:p>
      <text:h text:style-name="Heading_20_3" text:outline-level="3">4.4. Алгоритм быстрой сортировки</text:h>
      <text:p text:style-name="Text_20_body">Реализация включает оптимизацию выбора опорного элемента — медиана из трёх:</text:p>
      <text:p text:style-name="Text_20_body">c</text:p>
      <text:p text:style-name="Preformatted_20_Text">// Выбор медианы из arr[lo], arr[mid], arr[hi]</text:p>
      <text:p text:style-name="P2">// и перемещение её в позицию hi как опорного элемента</text:p>
      <text:p text:style-name="Text_20_body">Это улучшает производительность на частично отсортированных массивах.</text:p>
      <text:h text:style-name="Heading_20_3" text:outline-level="3">4.5. Поиск совпадений</text:h>
      <text:p text:style-name="Text_20_body">Поиск выполняется прямым перебором (O(n³)). Для каждой точки из XY:</text:p>
      <text:list xml:id="list3247784489" text:style-name="L25">
        <text:list-item>
          <text:p text:style-name="P29">Перебираются все точки из XZ для поиска совпадения по x</text:p>
        </text:list-item>
        <text:list-item>
          <text:p text:style-name="P29">Для каждого совпадения по x запоминается z</text:p>
        </text:list-item>
        <text:list-item>
          <text:p text:style-name="P29">Перебираются все точки из YZ для поиска совпадения по y и z</text:p>
        </text:list-item>
      </text:list>
      <text:p text:style-name="Text_20_body"><text:span text:style-name="Strong_20_Emphasis">Учёт погрешности:</text:span> Все сравнения выполняются через <text:span text:style-name="Source_20_Text">approx_eq()</text:span>, что обеспечивает устойчивость к малым отклонениям координат.</text:p>
      <text:h text:style-name="Heading_20_3" text:outline-level="3">4.6. Управление памятью</text:h>
      <text:list xml:id="list3111610554" text:style-name="L26">
        <text:list-item>
          <text:p text:style-name="P30">Все массивы создаются в куче через <text:span text:style-name="Source_20_Text">malloc</text:span>/<text:span text:style-name="Source_20_Text">realloc</text:span></text:p>
        </text:list-item>
        <text:list-item>
          <text:p text:style-name="P30">После использования память освобождается в обратном порядке</text:p>
        </text:list-item>
        <text:list-item>
          <text:p text:style-name="P30"><text:soft-page-break/>При ошибках выделения памяти программа выводит сообщение и завершается</text:p>
        </text:list-item>
      </text:list>
      <text:h text:style-name="Heading_20_3" text:outline-level="3">4.7. Обработка ошибок</text:h>
      <text:p text:style-name="Text_20_body">Программа обрабатывает следующие ошибки:</text:p>
      <text:list xml:id="list143763290" text:style-name="L27">
        <text:list-item>
          <text:p text:style-name="P31">Невозможность открыть файл</text:p>
        </text:list-item>
        <text:list-item>
          <text:p text:style-name="P31">Ошибка выделения памяти</text:p>
        </text:list-item>
        <text:list-item>
          <text:p text:style-name="P31">Ошибка создания потока</text:p>
        </text:list-item>
        <text:list-item>
          <text:p text:style-name="P31">Ошибка отмены потока (при каскадных ошибках)</text:p>
        </text:list-item>
      </text:list>
      <text:h text:style-name="Heading_20_2" text:outline-level="2">5. Возможные улучшения</text:h>
      <text:list xml:id="list3721976858" text:style-name="L28">
        <text:list-item>
          <text:p text:style-name="P32"><text:span text:style-name="Strong_20_Emphasis">Бинарный поиск</text:span> — заменить линейный поиск на бинарный в отсортированных массивах (сложность O(n² log n))</text:p>
        </text:list-item>
        <text:list-item>
          <text:p text:style-name="P32"><text:span text:style-name="Strong_20_Emphasis">Хеш-таблицы</text:span> — использовать хеширование для поиска за O(1)</text:p>
        </text:list-item>
        <text:list-item>
          <text:p text:style-name="P32"><text:span text:style-name="Strong_20_Emphasis">Многопоточный поиск</text:span> — распараллелить поиск совпадений</text:p>
        </text:list-item>
        <text:list-item>
          <text:p text:style-name="P32"><text:span text:style-name="Strong_20_Emphasis">Удаление дубликатов</text:span> — улучшить алгоритм устранения повторяющихся точек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2T15:38:54.694997332</meta:creation-date>
    <dc:date>2026-03-02T15:52:49.338870139</dc:date>
    <meta:editing-duration>PT3M44S</meta:editing-duration>
    <meta:editing-cycles>1</meta:editing-cycles>
    <meta:document-statistic meta:table-count="1" meta:image-count="0" meta:object-count="0" meta:page-count="13" meta:paragraph-count="409" meta:word-count="1926" meta:character-count="14293" meta:non-whitespace-character-count="11727"/>
    <meta:generator>LibreOffice/6.4.7.2$Linux_X86_64 LibreOffice_project/40$Build-2</meta:generator>
  </office:meta>
</office:document-meta>
</file>